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9.151cm"/>
    </style:style>
    <style:style style:name="co14" style:family="table-column">
      <style:table-column-properties fo:break-before="auto" style:column-width="6.48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FCAncienTP" table:style-name="ta3"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row table:style-name="ro3">
          <table:table-cell table:style-name="ce7" office:value-type="string" calcext:value-type="string">
            <text:p>Facteur technique</text:p>
          </table:table-cell>
          <table:table-cell table:style-name="ce7" office:value-type="string" calcext:value-type="string">
            <text:p>Note (0-5)</text:p>
          </table:table-cell>
          <table:table-cell table:style-name="ce7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 loext:blank-width-char="-3">-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4:32:50.330161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0-22T15:14:20.144947369</dc:date>
    <meta:editing-cycles>19</meta:editing-cycles>
    <meta:editing-duration>PT1H59M1S</meta:editing-duration>
    <meta:document-statistic meta:table-count="8" meta:cell-count="172" meta:object-count="0"/>
  </office:meta>
</office:document-meta>
</file>